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paragraph-rsid="0013f978"/>
    </style:style>
    <style:style style:name="P4" style:family="paragraph" style:parent-style-name="Heading_20_1">
      <style:paragraph-properties fo:break-before="page"/>
      <style:text-properties officeooo:paragraph-rsid="0013f978"/>
    </style:style>
    <style:style style:name="P5" style:family="paragraph" style:parent-style-name="Heading_20_1">
      <style:text-properties officeooo:rsid="0013f978" officeooo:paragraph-rsid="0013f978"/>
    </style:style>
    <style:style style:name="P6" style:family="paragraph" style:parent-style-name="Standard" style:list-style-name="L3">
      <style:paragraph-properties fo:line-height="100%"/>
      <style:text-properties officeooo:rsid="00145923" officeooo:paragraph-rsid="00145923"/>
    </style:style>
    <style:style style:name="P7" style:family="paragraph" style:parent-style-name="Standard" style:list-style-name="L12"/>
    <style:style style:name="P8" style:family="paragraph" style:parent-style-name="Standard" style:list-style-name="L3">
      <style:paragraph-properties fo:line-height="100%"/>
      <style:text-properties officeooo:paragraph-rsid="00145923"/>
    </style:style>
    <style:style style:name="P9" style:family="paragraph" style:parent-style-name="Standard" style:list-style-name="L3">
      <style:paragraph-properties fo:line-height="100%"/>
    </style:style>
    <style:style style:name="P10" style:family="paragraph" style:parent-style-name="Text_20_body">
      <style:text-properties officeooo:paragraph-rsid="0013f978"/>
    </style:style>
    <style:style style:name="P11" style:family="paragraph" style:parent-style-name="Text_20_body">
      <style:paragraph-properties fo:text-align="center" style:justify-single-word="false"/>
      <style:text-properties fo:color="#c9211e" loext:opacity="100%" fo:font-weight="bold" officeooo:rsid="00151a97" officeooo:paragraph-rsid="00151a97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3be99" style:font-size-asian="10pt" style:font-size-complex="10pt"/>
    </style:style>
    <style:style style:name="T3" style:family="text">
      <style:text-properties fo:font-size="10pt" officeooo:rsid="0013f978" style:font-size-asian="10pt" style:font-size-complex="10pt"/>
    </style:style>
    <style:style style:name="T4" style:family="text">
      <style:text-properties officeooo:rsid="00067c75"/>
    </style:style>
    <style:style style:name="T5" style:family="text">
      <style:text-properties officeooo:rsid="0013f97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1a9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3f978" style:font-weight-asian="normal" style:font-weight-complex="normal"/>
    </style:style>
    <style:style style:name="T10" style:family="text">
      <style:text-properties fo:font-weight="normal" officeooo:rsid="00145923" style:font-weight-asian="normal" style:font-weight-complex="normal"/>
    </style:style>
    <style:style style:name="T11" style:family="text">
      <style:text-properties officeooo:rsid="00151a9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<text:span text:style-name="T4">Pico</text:span>RetroTape<text:line-break/><text:span text:style-name="T2">von Thorsten Kattanek<text:line-break/>Letzte Änderung: </text:span><text:span text:style-name="T3">05</text:span><text:span text:style-name="T2">.0</text:span><text:span text:style-name="T3">4</text:span><text:span text:style-name="T2">.2025</text:span></text:p>
      <text:p text:style-name="P11"><text:span text:style-name="T2">(</text:span><text:span text:style-name="T1">Befindet sich noch im Aufbau!)</text:span></text:p>
      <text:p text:style-name="Horizontal_20_Line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2"><text:a xlink:type="simple" xlink:href="#__RefHeading___Toc120_1901982099" text:style-name="Index_20_Link" text:visited-style-name="Index_20_Link">1 Einführung<text:tab/>2</text:a></text:p>
          <text:p text:style-name="P2"><text:a xlink:type="simple" xlink:href="#__RefHeading___Toc122_1901982099" text:style-name="Index_20_Link" text:visited-style-name="Index_20_Link">2 Funktionsumfang<text:tab/>2</text:a></text:p>
          <text:p text:style-name="P2"><text:a xlink:type="simple" xlink:href="#__RefHeading___Toc124_1901982099" text:style-name="Index_20_Link" text:visited-style-name="Index_20_Link">3 Systemanforderungen<text:tab/>2</text:a></text:p>
          <text:p text:style-name="P2"><text:a xlink:type="simple" xlink:href="#__RefHeading___Toc126_1901982099" text:style-name="Index_20_Link" text:visited-style-name="Index_20_Link">4 Installation<text:tab/>2</text:a></text:p>
          <text:p text:style-name="P2"><text:a xlink:type="simple" xlink:href="#__RefHeading___Toc128_1901982099" text:style-name="Index_20_Link" text:visited-style-name="Index_20_Link">5 Verwendung<text:tab/>2</text:a></text:p>
          <text:p text:style-name="P2"><text:a xlink:type="simple" xlink:href="#__RefHeading___Toc130_1901982099" text:style-name="Index_20_Link" text:visited-style-name="Index_20_Link">6 Projektstruktur<text:tab/>2</text:a></text:p>
          <text:p text:style-name="P2"><text:a xlink:type="simple" xlink:href="#__RefHeading___Toc132_1901982099" text:style-name="Index_20_Link" text:visited-style-name="Index_20_Link">7 Fehlerbehebung<text:tab/>2</text:a></text:p>
          <text:p text:style-name="P2"><text:a xlink:type="simple" xlink:href="#__RefHeading___Toc134_1901982099" text:style-name="Index_20_Link" text:visited-style-name="Index_20_Link">8 Lizenz<text:tab/>2</text:a></text:p>
          <text:p text:style-name="P2"><text:a xlink:type="simple" xlink:href="#__RefHeading___Toc136_1901982099" text:style-name="Index_20_Link" text:visited-style-name="Index_20_Link">9 Kontakt<text:tab/>2</text:a></text:p>
        </text:index-body>
      </text:table-of-content>
      <text:h text:style-name="P3" text:outline-level="1" text:is-list-header="true"/>
      <text:h text:style-name="P4" text:outline-level="1"><text:bookmark-start text:name="__RefHeading___Toc120_1901982099"/><text:span text:style-name="T5">Einführung</text:span><text:bookmark-end text:name="__RefHeading___Toc120_1901982099"/></text:h>
      <text:p text:style-name="Text_20_body"><text:span text:style-name="Strong_20_Emphasis"><text:span text:style-name="T8">ThePicoRetroTape</text:span></text:span><text:span text:style-name="T8"> ist ein Emulator für Retro-Tapesysteme, der mehrere Systeme unterstütz</text:span><text:span text:style-name="T9">en soll</text:span><text:span text:style-name="T8">. Dieses Projekt wurde entwickelt, </text:span><text:span text:style-name="T10">um Kassetten Abbilder (Images) von Retrosystemen für die jeweiligen Systeme nutzbar zu machen, ohne das Originale Kassettengerät (Datasette). Außerdem werden hier moderne Speichermedien verwendet (SD-Karte) und auch die Datenübertragung ist Sicherer.</text:span></text:p>
      <text:h text:style-name="P3" text:outline-level="1"><text:bookmark-start text:name="__RefHeading___Toc122_1901982099"/><text:span text:style-name="Strong_20_Emphasis">Funktionsumfang</text:span><text:bookmark-end text:name="__RefHeading___Toc122_1901982099"/></text:h>
      <text:list text:style-name="L3">
        <text:list-item>
          <text:p text:style-name="P8"><text:span text:style-name="Strong_20_Emphasis"><text:span text:style-name="T8">Unterstützung für mehrere Retro-Tapesysteme. </text:span></text:span><text:span text:style-name="Strong_20_Emphasis"><text:span text:style-name="T10">(momentan nur C64 und kompatible)</text:span></text:span></text:p>
        </text:list-item>
        <text:list-item>
          <text:p text:style-name="P9"><text:span text:style-name="T8">Emulation von Tape-Datenformaten</text:span></text:p>
        </text:list-item>
        <text:list-item>
          <text:p text:style-name="P6"><text:span text:style-name="T8">Anzeige über TFT LCD Farbdisplay (128x160 1,77‘‘)</text:span></text:p>
        </text:list-item>
        <text:list-item>
          <text:p text:style-name="P6"><text:span text:style-name="T8">Steuerung mit 4 Tasten (Hoch, Runter, Enter, Play)</text:span></text:p>
        </text:list-item>
        <text:list-item>
          <text:p text:style-name="P6"><text:span text:style-name="T8">SD-Karten Slot</text:span></text:p>
        </text:list-item>
      </text:list>
      <text:h text:style-name="P3" text:outline-level="1"><text:bookmark-start text:name="__RefHeading___Toc124_1901982099"/><text:span text:style-name="Strong_20_Emphasis">Systemanforderungen</text:span><text:bookmark-end text:name="__RefHeading___Toc124_1901982099"/></text:h>
      <text:h text:style-name="P3" text:outline-level="1"><text:bookmark-start text:name="__RefHeading___Toc126_1901982099"/><text:span text:style-name="T5">Installation</text:span><text:bookmark-end text:name="__RefHeading___Toc126_1901982099"/></text:h>
      <text:h text:style-name="P5" text:outline-level="1"><text:bookmark-start text:name="__RefHeading___Toc128_1901982099"/>Verwendung<text:bookmark-end text:name="__RefHeading___Toc128_1901982099"/></text:h>
      <text:h text:style-name="P3" text:outline-level="1"><text:bookmark-start text:name="__RefHeading___Toc130_1901982099"/><text:span text:style-name="T5">Projektstruktur</text:span><text:bookmark-end text:name="__RefHeading___Toc130_1901982099"/></text:h>
      <text:list text:style-name="L12">
        <text:list-item>
          <text:p text:style-name="P7"><text:span text:style-name="T7">docs/:</text:span><text:span text:style-name="T11"><text:tab/><text:tab/></text:span>Dokumentation und Anleitungen</text:p>
        </text:list-item>
        <text:list-item>
          <text:p text:style-name="P7"><text:span text:style-name="T7">firmware/:</text:span><text:span text:style-name="T11"><text:tab/></text:span>Enthält den Quellcode des Projekts</text:p>
        </text:list-item>
        <text:list-item>
          <text:p text:style-name="P7"><text:span text:style-name="T6">hardware/:</text:span><text:tab/>Enthält die Hardware in einem KiCad Projekt</text:p>
        </text:list-item>
      </text:list>
      <text:h text:style-name="P3" text:outline-level="1"><text:bookmark-start text:name="__RefHeading___Toc132_1901982099"/><text:span text:style-name="T5">Fehlerbehebung</text:span><text:bookmark-end text:name="__RefHeading___Toc132_1901982099"/></text:h>
      <text:h text:style-name="P5" text:outline-level="1"><text:bookmark-start text:name="__RefHeading___Toc134_1901982099"/>Lizenz<text:bookmark-end text:name="__RefHeading___Toc134_1901982099"/></text:h>
      <text:h text:style-name="P5" text:outline-level="1"><text:bookmark-start text:name="__RefHeading___Toc136_1901982099"/>Kontakt<text:bookmark-end text:name="__RefHeading___Toc136_1901982099"/></text:h>
      <text:p text:style-name="P10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rsten Kattanek</meta:initial-creator>
    <meta:creation-date>2025-01-21T10:55:30.484416227</meta:creation-date>
    <dc:date>2025-04-15T17:41:33.270825682</dc:date>
    <dc:creator>Thorsten Kattanek</dc:creator>
    <meta:editing-duration>PT17H17M18S</meta:editing-duration>
    <meta:editing-cycles>10</meta:editing-cycles>
    <meta:generator>LibreOffice/24.2.7.2$Linux_X86_64 LibreOffice_project/420$Build-2</meta:generator>
    <meta:print-date>2025-03-08T20:10:34.513446133</meta:print-date>
    <meta:printed-by>PDF-Dateien: Thorsten Kattanek</meta:printed-by>
    <meta:document-statistic meta:table-count="0" meta:image-count="0" meta:object-count="0" meta:page-count="2" meta:paragraph-count="31" meta:word-count="160" meta:character-count="1123" meta:non-whitespace-character-count="1010"/>
  </office:meta>
</office:document-meta>
</file>